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5.344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3.08cm" fo:break-before="auto" style:use-optimal-row-height="true"/>
    </style:style>
    <style:style style:name="ro10" style:family="table-row">
      <style:table-row-properties style:row-height="3.685cm" fo:break-before="auto" style:use-optimal-row-height="true"/>
    </style:style>
    <style:style style:name="ro11" style:family="table-row">
      <style:table-row-properties style:row-height="2.473cm" fo:break-before="auto" style:use-optimal-row-height="true"/>
    </style:style>
    <style:style style:name="ro12" style:family="table-row">
      <style:table-row-properties style:row-height="3.743cm" fo:break-before="auto" style:use-optimal-row-height="true"/>
    </style:style>
    <style:style style:name="ro13" style:family="table-row">
      <style:table-row-properties style:row-height="1.868cm" fo:break-before="auto" style:use-optimal-row-height="true"/>
    </style:style>
    <style:style style:name="ro14" style:family="table-row">
      <style:table-row-properties style:row-height="1.9cm" fo:break-before="auto" style:use-optimal-row-height="true"/>
    </style:style>
    <style:style style:name="ro15" style:family="table-row">
      <style:table-row-properties style:row-height="0.965cm" fo:break-before="auto" style:use-optimal-row-height="true"/>
    </style:style>
    <style:style style:name="ro16" style:family="table-row">
      <style:table-row-properties style:row-height="0.961cm" fo:break-before="auto" style:use-optimal-row-height="true"/>
    </style:style>
    <style:style style:name="ro17" style:family="table-row">
      <style:table-row-properties style:row-height="1.263cm" fo:break-before="auto" style:use-optimal-row-height="true"/>
    </style:style>
    <style:style style:name="ro18" style:family="table-row">
      <style:table-row-properties style:row-height="1.286cm" fo:break-before="auto" style:use-optimal-row-height="true"/>
    </style:style>
    <style:style style:name="ro19" style:family="table-row">
      <style:table-row-properties style:row-height="1.637cm" fo:break-before="auto" style:use-optimal-row-height="true"/>
    </style:style>
    <style:style style:name="ro20" style:family="table-row">
      <style:table-row-properties style:row-height="1.921cm" fo:break-before="auto" style:use-optimal-row-height="true"/>
    </style:style>
    <style:style style:name="ro21" style:family="table-row">
      <style:table-row-properties style:row-height="1.893cm" fo:break-before="auto" style:use-optimal-row-height="true"/>
    </style:style>
    <style:style style:name="ro22" style:family="table-row">
      <style:table-row-properties style:row-height="4.29cm" fo:break-before="auto" style:use-optimal-row-height="true"/>
    </style:style>
    <style:style style:name="ro23" style:family="table-row">
      <style:table-row-properties style:row-height="4.001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3.133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1.632cm" fo:break-before="auto" style:use-optimal-row-height="true"/>
    </style:style>
    <style:style style:name="ro28" style:family="table-row">
      <style:table-row-properties style:row-height="3.21cm" fo:break-before="auto" style:use-optimal-row-height="true"/>
    </style:style>
    <style:style style:name="ro29" style:family="table-row">
      <style:table-row-properties style:row-height="4.632cm" fo:break-before="auto" style:use-optimal-row-height="true"/>
    </style:style>
    <style:style style:name="ro30" style:family="table-row">
      <style:table-row-properties style:row-height="2.427cm" fo:break-before="auto" style:use-optimal-row-height="true"/>
    </style:style>
    <style:style style:name="ro31" style:family="table-row">
      <style:table-row-properties style:row-height="3.159cm" fo:break-before="auto" style:use-optimal-row-height="true"/>
    </style:style>
    <style:style style:name="ro32" style:family="table-row">
      <style:table-row-properties style:row-height="0.688cm" fo:break-before="auto" style:use-optimal-row-height="true"/>
    </style:style>
    <style:style style:name="ro33" style:family="table-row">
      <style:table-row-properties style:row-height="0.647cm" fo:break-before="auto" style:use-optimal-row-height="true"/>
    </style:style>
    <style:style style:name="ro34" style:family="table-row">
      <style:table-row-properties style:row-height="1.729cm" fo:break-before="auto" style:use-optimal-row-height="true"/>
    </style:style>
    <style:style style:name="ro35" style:family="table-row">
      <style:table-row-properties style:row-height="2.558cm" fo:break-before="auto" style:use-optimal-row-height="true"/>
    </style:style>
    <style:style style:name="ro36" style:family="table-row">
      <style:table-row-properties style:row-height="0.9cm" fo:break-before="auto" style:use-optimal-row-height="true"/>
    </style:style>
    <style:style style:name="ro37" style:family="table-row">
      <style:table-row-properties style:row-height="0.706cm" fo:break-before="auto" style:use-optimal-row-height="true"/>
    </style:style>
    <style:style style:name="ro38" style:family="table-row">
      <style:table-row-properties style:row-height="2.364cm" fo:break-before="auto" style:use-optimal-row-height="true"/>
    </style:style>
    <style:style style:name="ro39" style:family="table-row">
      <style:table-row-properties style:row-height="1.341cm" fo:break-before="auto" style:use-optimal-row-height="true"/>
    </style:style>
    <style:style style:name="ro40" style:family="table-row">
      <style:table-row-properties style:row-height="1.535cm" fo:break-before="auto" style:use-optimal-row-height="true"/>
    </style:style>
    <style:style style:name="ro41" style:family="table-row">
      <style:table-row-properties style:row-height="2.17cm" fo:break-before="auto" style:use-optimal-row-height="true"/>
    </style:style>
    <style:style style:name="ro42" style:family="table-row">
      <style:table-row-properties style:row-height="1.976cm" fo:break-before="auto" style:use-optimal-row-height="true"/>
    </style:style>
    <style:style style:name="ro43" style:family="table-row">
      <style:table-row-properties style:row-height="3.387cm" fo:break-before="auto" style:use-optimal-row-height="true"/>
    </style:style>
    <style:style style:name="ro44" style:family="table-row">
      <style:table-row-properties style:row-height="0.69cm" fo:break-before="auto" style:use-optimal-row-height="true"/>
    </style:style>
    <style:style style:name="ro45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4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T4" style:family="text"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</office:automatic-styles>
  <office:body>
    <office:spreadsheet>
      <table:table table:name="zulu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10:13:31.1">
            <text:p>1025</text:p>
          </table:table-cell>
          <table:table-cell table:style-name="ce9"/>
          <table:table-cell table:style-name="ce10" office:value-type="string" table:number-columns-spanned="4" table:number-rows-spanned="1">
            <text:p>AmaZulu[zulus yibona abantu[people abaningi[many kakhulu[very lapha[here eNingizimu[in-the-south, </text:p>
          </table:table-cell>
          <table:covered-table-cell table:number-columns-repeated="2" table:style-name="ce12"/>
          <table:covered-table-cell table:style-name="ce14"/>
          <table:table-cell table:style-name="Default" office:value-type="string" table:number-columns-spanned="2" table:number-rows-spanned="1">
            <text:p>https://zu.wikipedia.org/wiki/AmaZulu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7T09:54:11.94">
            <text:p>1027</text:p>
          </table:table-cell>
          <table:table-cell table:style-name="ce9"/>
          <table:table-cell table:style-name="ce10" office:value-type="string" table:number-columns-spanned="4" table:number-rows-spanned="1">
            <text:p>abeqhawe[heroes baningi[many nje[just, ingenxa[because yomlando[of-history wesizwe[of-nation sakwaZulu[of-zulu omude[tall futhi[and ojulile[deep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30T11:42:54.91">
            <text:p>1030</text:p>
          </table:table-cell>
          <table:table-cell table:style-name="ce9"/>
          <table:table-cell table:style-name="ce10" office:value-type="string" table:number-columns-spanned="4" table:number-rows-spanned="1">
            <text:p>AmaZulu angama[tye-are;Nguni futhi ohlobene[related kakhulu[especially namaSwati, AmaXhosa kanye[and namaNdebele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tholakala[found eMozambique, eMalawi, eAngola, eZimbabwe, naseTanzania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khula kakhulu ngenkathi[while kubusa[to-rule inkosi[king uShaka kaSenzangakhona,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0:09:55.88">
            <text:p>1031</text:p>
          </table:table-cell>
          <table:table-cell table:style-name="ce9"/>
          <table:table-cell table:style-name="ce10" office:value-type="string" table:number-columns-spanned="4" table:number-rows-spanned="1">
            <text:p>okunguyena[which-is owahlanganisa[who-included izinhlanga[races ezahlukene[different ukuze[to kube[have,be isizwe[nation esisodwa[one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office:value-type="string" table:number-columns-spanned="4" table:number-rows-spanned="1">
            <text:p>Amagama[spelling esiZulu[in-zulu aseze angena[he-enters nasolwini[and-on-the-surface lwesingisi[of-english futhi[and uZulu udume[fame umhlaba[world wonke[all-of-them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 office:value-type="date" office:date-value="2021-11-02T11:04:22.88">
            <text:p>1102</text:p>
          </table:table-cell>
          <table:table-cell table:style-name="ce9"/>
          <table:table-cell table:style-name="ce10" office:value-type="string" table:number-columns-spanned="4" table:number-rows-spanned="1">
            <text:p><text:s/>AmaZulu yibona abantu[사람들 abadume[유명한 kakhulu[very eAfrika[아프리카에서 <text:s/>ngenxa[왜냐하면 yeqhaza[역할의 amakhosi[왕 namaqhawe[그리고 영웅들 akwaZulu[줄루랜드 alidlala[not-played ngenkathi[동안 belwa[fight nabelumbi[그리고 마법사들 belwela[화이팅 umhlaba[지구 wabo[그들의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0" table:number-columns-spanned="4" table:number-rows-spanned="1"/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3T10:45:31.44">
            <text:p>1103 <text:s/>104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3T10:45:31.44">
            <text:p>1103 <text:s/>1045</text:p>
          </table:table-cell>
          <table:table-cell table:style-name="ce7" table:formula="of:=NOW()" office:value-type="date" office:date-value="2021-11-03T10:45:31.44">
            <text:p>1103 <text:s/>104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3T10:45:31.44">
            <text:p>1103 <text:s/>104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0]);&quot;)&quot;)" office:value-type="string" office:string-value="(8)">
            <text:p>(8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در ماه سپتامبر، در کاوازاکی، جمعيت حدود ۵۰۰ نفر کاهش يافت.</text:p>
          </table:table-cell>
          <table:table-cell table:style-name="ce12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2"/>
          <table:table-cell table:style-name="ce14" office:value-type="string">
            <text:p>https://www.city.kawasaki.jp/170/page/0000133443.html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0001">
            <text:p>1024</text:p>
          </table:table-cell>
          <table:table-cell table:style-name="ce9"/>
          <table:table-cell table:style-name="ce19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2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2"/>
          <table:table-cell table:style-name="ce14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29:10.67">
            <text:p>1025</text:p>
          </table:table-cell>
          <table:table-cell table:style-name="ce9"/>
          <table:table-cell table:style-name="ce19" office:value-type="string">
            <text:p>دانش : در بخش تاکاتسو. </text:p>
            <text:p>تغيير جمعيت.</text:p>
            <text:p>منفی است.</text:p>
          </table:table-cell>
          <table:table-cell table:style-name="ce12" office:value-type="string" table:number-columns-spanned="2" table:number-rows-spanned="1">
            <text:p>doonesh[Knowledge / : In the Takatsu <text:s/>/ baaxsh[ward.</text:p>
            <text:p>taGiyr[change jamIyaats[population</text:p>
            <text:p><text:span text:style-name="T2">manfiy[negative / ast[is</text:span>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6T10:41:56.56">
            <text:p>1026</text:p>
          </table:table-cell>
          <table:table-cell table:style-name="ce9"/>
          <table:table-cell table:style-name="ce19" office:value-type="string">
            <text:p>ناشی از اجتماعی تغيير جمعيت . اين منفی است.</text:p>
          </table:table-cell>
          <table:table-cell table:style-name="ce12" office:value-type="string" table:number-columns-spanned="2" table:number-rows-spanned="1">
            <text:p>naashiy[arising / az[from / ish^utemooyii[social / taGiyr[change / jamIyaats[population / uwn[that / manfiy[negative / ast[is</text:p>
          </table:table-cell>
          <table:covered-table-cell table:style-name="ce12"/>
          <table:table-cell table:style-name="ce14" office:value-type="string">
            <text:p>sociallly-caused change. it is negative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 office:value-type="date" office:date-value="2021-10-27T11:21:09.37">
            <text:p>1027</text:p>
          </table:table-cell>
          <table:table-cell table:style-name="ce9"/>
          <table:table-cell table:style-name="ce19" office:value-type="string">
            <text:p>(1)در کل، شهر کاوازاکی، نسبت تولد/ مرگ</text:p>
            <text:p>۲) در ماه اوت، اين ۱.۱۴ است.</text:p>
          </table:table-cell>
          <table:table-cell table:style-name="ce12" office:value-type="string" table:number-columns-spanned="2" table:number-rows-spanned="1">
            <text:p>kool[total / shahr[city / nusbaat[ratio / tavaalood[birth / maargi[death / uwt[august / uwn[this</text:p>
          </table:table-cell>
          <table:covered-table-cell table:style-name="ce12"/>
          <table:table-cell table:style-name="ce14" office:value-type="string">
            <text:p>Kawasaki City, in total. birth/death ratio. it is 1.14 in august.</text:p>
          </table:table-cell>
          <table:table-cell table:style-name="Default" office:value-type="string">
            <text:p>C:\WORKS_2\WS\WS_Others.JVEMV6\JVEMV6\41_economics\12_economy-watching\data\data_20211023_131735.[shizenzougen_r3_8].ods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1:21:02.72">
            <text:p>1031</text:p>
          </table:table-cell>
          <table:table-cell table:style-name="ce9"/>
          <table:table-cell table:style-name="ce19" office:value-type="string">
            <text:p>جمعيت، بالای ۶۵ سال، حدود ۳۶ ميليون نفر هستند.</text:p>
          </table:table-cell>
          <table:table-cell table:style-name="ce12" office:value-type="string" table:number-columns-spanned="2" table:number-rows-spanned="1">
            <text:p>baalaayee[above / saal[age / h^oduwd[about / miyliyuwn[million / nafaar[people / hastaand[are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##2021年10月31日11:22:19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">
            <text:p>7</text:p>
          </table:table-cell>
          <table:table-cell table:style-name="ce2"/>
          <table:table-cell table:style-name="ce6" office:value-type="date" office:date-value="2021-11-02T10:35:51.43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جمعيت بالای 65 سال، در ياپن، آن حدود 36 ميليون است. (2) در استان کاناگاوا، آن حدود 2.3 ميليون.</text:p>
          </table:table-cell>
          <table:table-cell table:style-name="ce12" office:value-type="string" table:number-columns-spanned="2" table:number-rows-spanned="1">
            <text:p>jamIyaats / baalaayee[above / saal[age / aan[it / miyliyuun / ostaan[province / 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8">
            <text:p>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بيش از پنج درصد است. (۲) کمتر از ده درصد.</text:p>
          </table:table-cell>
          <table:table-cell table:style-name="ce12" office:value-type="string" table:number-columns-spanned="2" table:number-rows-spanned="1">
            <text:p>biysh[more / az[from / darsad[percent / kyamtaar[less / 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mark:20211102_104917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 office:value-type="date" office:date-value="2021-11-02T13:41:46.749999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شاخص قيمت مصرف کنند </text:p>
            <text:p>در آگوست، در استان کاناگاوا، </text:p>
            <text:p>CPI مواد غذايی.</text:p>
          </table:table-cell>
          <table:table-cell table:style-name="ce12" office:value-type="string" table:number-columns-spanned="2" table:number-rows-spanned="1">
            <text:p>shaaxes[indicator / qeymaat[price / mas^raaf[consumer / konand[do / oguwst / ostaan[prefecture / mavood[material / Gazaaye[food</text:p>
          </table:table-cell>
          <table:covered-table-cell table:style-name="ce12"/>
          <table:table-cell table:style-name="ce14" office:value-type="string">
            <text:p>消費者物価指数</text:p>
          </table:table-cell>
          <table:table-cell table:style-name="Default" office:value-type="string">
            <text:p>C:\WORKS_2\shortcuts_docs\log-session_JVE_41_economics_12_watching.log</text:p>
            <text:p>#mark:20211102_144441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نود و نه امتياز سه درصد </text:p>
          </table:table-cell>
          <table:table-cell table:style-name="ce12" office:value-type="string" table:number-columns-spanned="2" table:number-rows-spanned="1">
            <text:p>navad[ninety / no[nine / emtiyaaz[points / darsaad[percent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 office:value-type="date" office:date-value="2021-11-03T10:08:31.8">
            <text:p>1103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در استان کاناگاوا، آخرين قيمت بنزين 165.4 ين بود.</text:p>
          </table:table-cell>
          <table:table-cell table:style-name="ce12" office:value-type="string" table:number-columns-spanned="2" table:number-rows-spanned="1">
            <text:p>oxariyn[latest / benziyn[gasoline / yen / </text:p>
          </table:table-cell>
          <table:covered-table-cell table:style-name="ce12"/>
          <table:table-cell table:style-name="ce14"/>
          <table:table-cell table:style-name="Default" office:value-type="string">
            <text:p>###2021年11月3日10:12:1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اون بيست و پنجم ماه اکتبر بود.</text:p>
          </table:table-cell>
          <table:table-cell table:style-name="ce12" office:value-type="string" table:number-columns-spanned="2" table:number-rows-spanned="1">
            <text:p>uwn[that / oktoobr[october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 office:value-type="float" office:value="3">
            <text:p>3</text:p>
          </table:table-cell>
          <table:table-cell table:style-name="ce19" office:value-type="string">
            <text:p>کمترين قيمت 124.8 ين بود، در يازدهم ماه می، سال گذشته.</text:p>
          </table:table-cell>
          <table:table-cell table:style-name="ce12" office:value-type="string" table:number-columns-spanned="2" table:number-rows-spanned="1">
            <text:p>kyamtariyn[least / mei[may / guzashuteh[last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 office:value-type="float" office:value="4">
            <text:p>4</text:p>
          </table:table-cell>
          <table:table-cell table:style-name="ce19" office:value-type="string">
            <text:p>بالاترين قيمت بنزين در ژپن، اون در استان ناگاساکی، ۱۶۸.۵ ين بود، در سپتامبر.</text:p>
          </table:table-cell>
          <table:table-cell table:style-name="ce12" office:value-type="string" table:number-columns-spanned="2" table:number-rows-spanned="1">
            <text:p>baaratariyn[highest / 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3T10:45:31.54">
            <text:p>1103 <text:s/>104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3T10:45:31.54">
            <text:p>1103 <text:s/>1045</text:p>
          </table:table-cell>
          <table:table-cell table:style-name="ce7" table:formula="of:=NOW()" office:value-type="date" office:date-value="2021-11-03T10:45:31.54">
            <text:p>1103 <text:s/>104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3T10:45:31.54">
            <text:p>1103 <text:s/>104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bic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3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من كسر قرار الاحتلال بتحديد عدد المصلين في المسجد الابراهيمي بمدينة الخليل.</text:p>
          </table:table-cell>
          <table:table-cell table:style-name="ce12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2"/>
          <table:covered-table-cell table:style-name="ce14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9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2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13:00.05">
            <text:p>1025</text:p>
          </table:table-cell>
          <table:table-cell table:style-name="ce9"/>
          <table:table-cell table:style-name="ce19" office:value-type="string">
            <text:p>واندلعت مواجهات عنيفة بين المواطنين وقوات الاحتلال الإسرائيلي اليوم الجمعة، </text:p>
          </table:table-cell>
          <table:table-cell table:style-name="ce12" office:value-type="string" table:number-columns-spanned="3" table:number-rows-spanned="1">
            <text:p>wa-indalaAt[erupted / muwaadhahaat[confrontation / AAniyfa[violent / bayn[between / muwaat^iniyna[citizens / wa-qwaat[force / *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9" office:value-type="string">
            <text:p>في مناطق عدة من الضفة الغربية، </text:p>
          </table:table-cell>
          <table:table-cell table:style-name="ce12" office:value-type="string" table:number-columns-spanned="3" table:number-rows-spanned="1">
            <text:p>* / manaat^iqa[anrea / AIda[several / min-l-d^afa-l-Garbiya[west / 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9" office:value-type="string">
            <text:p>عقب انطلاق فعاليات بمناطق مختلفة ضد مشاريع الاستيطان.</text:p>
          </table:table-cell>
          <table:table-cell table:style-name="ce12" office:value-type="string" table:number-columns-spanned="3" table:number-rows-spanned="1">
            <text:p>AAqiba[after / int^ilaqi[starting / faAAliyat[event / bi-manaat^iqa[in-area / muxtalifa[different / d^uda[against / mashaariyAU[projects / istiyt^aani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26T10:17:42.6">
            <text:p>1026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أربعة أسرى يواصلون إضرابهم عن الطعام</text:p>
          </table:table-cell>
          <table:table-cell table:style-name="ce12" office:value-type="string" table:number-columns-spanned="3" table:number-rows-spanned="1">
            <text:p>arbaA[four / asraa[prisoner / yuwaas^iluwna[continue / id^raabu-hom[strike-their / AAn-i-l-t^aAAmi[about-food</text:p>
          </table:table-cell>
          <table:covered-table-cell table:style-name="ce12"/>
          <table:covered-table-cell table:style-name="ce14"/>
          <table:table-cell table:style-name="Default" office:value-type="string" table:number-columns-spanned="2" table:number-rows-spanned="1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يواصل أربعة أسرى في سجون الاحتلال الإسرائيلي،</text:p>
          </table:table-cell>
          <table:table-cell table:style-name="ce12" office:value-type="string" table:number-columns-spanned="3" table:number-rows-spanned="1">
            <text:p>yuwaas^il[remain / */*/ *...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<text:s/>إضرابهم المفتوح عن الطعام رفضاً لاعتقالهم، أقدمهم الأسير ماهر الأخرس من جنين،</text:p>
          </table:table-cell>
          <table:table-cell table:style-name="ce12" office:value-type="string" table:number-columns-spanned="3" table:number-rows-spanned="1">
            <text:p>id^raab-hom[strike-their / al-maftuwh^[open / AAn-i-`t^aAAmi[about-food / rafd^anan[refusing / li-AAtiqaali-him[to-arrest-them / aqadama-hum[oldest-of-them / al-asiyr[prisoner / Maher / al-Axras / min-Dhinina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">
            <text:p>9</text:p>
          </table:table-cell>
          <table:table-cell table:style-name="ce2"/>
          <table:table-cell table:style-name="ce6" office:value-type="date" office:date-value="2021-10-27T10:56:06.89">
            <text:p>1027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المضرب منذ 33 يوما، والذي نقلته إدارة سجون الاحتلال، إلى مستشفى سجن "الرملة"،</text:p>
          </table:table-cell>
          <table:table-cell table:style-name="ce12" office:value-type="string" table:number-columns-spanned="3" table:number-rows-spanned="1">
            <text:p>wa-l-mad^rab[striker / mundzu[since / */ yawman[days / wa-l-adziy[and-who / naqalata-hu[move-it / idaara[administration / iilaa[to / mustashfaa[hospital / sadhuni[prison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يوم الجمعة، نظرا لخطورة وضعة الصحي،</text:p>
          </table:table-cell>
          <table:table-cell table:style-name="ce12" office:value-type="string" table:number-columns-spanned="3" table:number-rows-spanned="1">
            <text:p>nadz^aran[inasmuch / laxt^uwra[dangerous / wad^aA[posture / al-s^ah^iyu[health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1">
            <text:p>11</text:p>
          </table:table-cell>
          <table:table-cell table:style-name="ce2"/>
          <table:table-cell table:style-name="ce6" office:value-type="date" office:date-value="2021-10-31T11:07:44.43">
            <text:p>1031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فقا لما أفاد بيان لـ"نادي الأسير"، اليوم الجمعة.</text:p>
          </table:table-cell>
          <table:table-cell table:style-name="ce12" office:value-type="string" table:number-columns-spanned="3" table:number-rows-spanned="1">
            <text:p>wafqa[according / limaa[what / afaada[stated / bayaan[report / naadiy[club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">
            <text:p>12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إلى جانب الأسير الأخرس، يعاني الأسرى المضربون عن الطعام وهم:</text:p>
          </table:table-cell>
          <table:table-cell table:style-name="ce12" office:value-type="string" table:number-columns-spanned="3" table:number-rows-spanned="1">
            <text:p>wa-iilaa[and-to / dhaanib[side / al-axras[mute / yuAAniy[suffer / al-mud^ribuwna[strikers / al-t^aAAm[food / wa-hum[and-they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موسى زهران، وعبد الرحمن شعيبات، ومحمد وهدان،</text:p>
          </table:table-cell>
          <table:table-cell table:style-name="ce12" office:value-type="string" table:number-columns-spanned="3" table:number-rows-spanned="1">
            <text:p>muusaa zahran / Abd-l-rah^man shuAybaat / muh^ammadu wahadaa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2"/>
          <table:table-cell table:style-name="ce6" office:value-type="date" office:date-value="2021-11-02T10:21:16.73">
            <text:p>1102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أوضاعا صحية صعبة، لاسيما الأسير "الأخرس"،</text:p>
          </table:table-cell>
          <table:table-cell table:style-name="ce12" office:value-type="string" table:number-columns-spanned="3" table:number-rows-spanned="1">
            <text:p>awd^aaAAn[posture / s^ah^iya[healthy / s^aAba[difficult / lasiyamaa[especially / 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">
            <text:p>15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ذي بدأ يتقياً الماء في الأيام الأخيرة</text:p>
          </table:table-cell>
          <table:table-cell table:style-name="ce12" office:value-type="string" table:number-columns-spanned="3" table:number-rows-spanned="1">
            <text:p>al-ladziy[who / bada-a[start / yataqiya[regurgitate / al-maa-a[water / al-ayaam[days / axiyra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">
            <text:p>16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ومعاناته ازدادت من صعوبة الحركة،</text:p>
          </table:table-cell>
          <table:table-cell table:style-name="ce12" office:value-type="string" table:number-columns-spanned="3" table:number-rows-spanned="1">
            <text:p>muAAnaat-hu[suffering-his / izdaadat[made / s^aUwba[difficulty / h^araaka[movemen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">
            <text:p>17</text:p>
          </table:table-cell>
          <table:table-cell table:style-name="ce2"/>
          <table:table-cell table:style-name="ce6" office:value-type="date" office:date-value="2021-11-03T09:29:27.49">
            <text:p>1103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يرفض أخذ المدعمات.</text:p>
          </table:table-cell>
          <table:table-cell table:style-name="ce12" office:value-type="string" table:number-columns-spanned="3" table:number-rows-spanned="1">
            <text:p>wa-yarfd^u[refuse / axdza[take / mudaAmaat[supplies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اعتقل الأسير الأخرس (49 عاما)،</text:p>
          </table:table-cell>
          <table:table-cell table:style-name="ce12" office:value-type="string" table:number-columns-spanned="3" table:number-rows-spanned="1">
            <text:p>wa-aAtqil[arrested / AAmaa[year-old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في 27 تموز/ يوليو الماضي،</text:p>
          </table:table-cell>
          <table:table-cell table:style-name="ce12" office:value-type="string" table:number-columns-spanned="3" table:number-rows-spanned="1">
            <text:p>tamwaz[july / yuwliyuw / maad^iy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 office:value-type="float" office:value="4">
            <text:p>4</text:p>
          </table:table-cell>
          <table:table-cell table:style-name="ce11" office:value-type="string">
            <text:p><text:s/>وجرى تحويله إلى الاعتقال الإداري لمدة أربعة أشهر،</text:p>
          </table:table-cell>
          <table:table-cell table:style-name="ce12" office:value-type="string" table:number-columns-spanned="3" table:number-rows-spanned="1">
            <text:p>wa-dharaa[ran / tah^wiylu[transform / iilaa[to / idaariy[administrative / limada[for / arbaA[four / ash-hr[month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number-columns-repeated="2"/>
          <table:table-cell table:style-name="ce6"/>
          <table:table-cell table:style-name="ce9" office:value-type="float" office:value="5">
            <text:p>5</text:p>
          </table:table-cell>
          <table:table-cell table:style-name="ce11" office:value-type="string">
            <text:p>ويقبع اليوم في زنازين سجن "عوفر".</text:p>
          </table:table-cell>
          <table:table-cell table:style-name="ce12" office:value-type="string" table:number-columns-spanned="3" table:number-rows-spanned="1">
            <text:p>wa-yaqbaAU[languish / zanaaziyna[cells / sudhuna[priso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number-columns-repeated="2"/>
          <table:table-cell table:style-name="ce6"/>
          <table:table-cell table:style-name="ce9" office:value-type="float" office:value="6">
            <text:p>6</text:p>
          </table:table-cell>
          <table:table-cell table:style-name="ce11" office:value-type="string">
            <text:p>كما ويواصل الأسير موسى حسن زهران (53 عاماً) من قرية دير أبو مشعل،</text:p>
          </table:table-cell>
          <table:table-cell table:style-name="ce12" office:value-type="string" table:number-columns-spanned="3" table:number-rows-spanned="1">
            <text:p>kamaa[as / wa-yuwaas^il[continue / qariya[village / MashaAl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3T10:45:31.63">
            <text:p>1103 <text:s/>104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3T10:45:31.63">
            <text:p>1103 <text:s/>1045</text:p>
          </table:table-cell>
          <table:table-cell table:style-name="ce7" table:formula="of:=NOW()" office:value-type="date" office:date-value="2021-11-03T10:45:31.63">
            <text:p>1103 <text:s/>104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3T10:45:31.63">
            <text:p>1103 <text:s/>104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mer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20" office:value-type="string">
            <text:p>ខ្មែរ (ជនជាតិ)</text:p>
          </table:table-cell>
          <table:table-cell table:style-name="ce12" office:value-type="string">
            <office:annotation office:display="true" draw:style-name="gr1" draw:text-style-name="P2" svg:width="2.899cm" svg:height="2.966cm" svg:x="28.625cm" svg:y="1.804cm" draw:caption-point-x="-3.97cm" draw:caption-point-y="-1.132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2" office:value-type="string">
            <text:p>Khmer (Ethnicity)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20" office:value-type="string">
            <text:p>គឺ​ជា​ ក្រុម​ ជន​ជាតិ​ ដ៏​ច្រើន​</text:p>
          </table:table-cell>
          <table:table-cell table:style-name="ce12" office:value-type="string">
            <text:p>ku3-chi3[is / krom5[group / chong3-chii5[ethnicity / doo3-chi6-raan5[lots</text:p>
          </table:table-cell>
          <table: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3T10:45:31.72">
            <text:p>1103 <text:s/>104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3T10:45:31.72">
            <text:p>1103 <text:s/>1045</text:p>
          </table:table-cell>
          <table:table-cell table:style-name="ce7" table:formula="of:=NOW()" office:value-type="date" office:date-value="2021-11-03T10:45:31.72">
            <text:p>1103 <text:s/>104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3T10:45:31.72">
            <text:p>1103 <text:s/>104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 table:number-columns-spanned="3" table:number-rows-spanned="1">
            <text:p>sentence</text:p>
          </table:table-cell>
          <table:covered-table-cell table:number-columns-repeated="2" table:style-name="ce5"/>
          <table:table-cell table:style-name="ce5" office:value-type="string">
            <text:p>https://vi.wikipedia.org/wiki/H%E1%BB%93_Ch%C3%AD_Minh</text:p>
          </table:table-cell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1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1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1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10-24T13:31:15.65">
            <text:p>1024</text:p>
          </table:table-cell>
          <table:table-cell table:style-name="ce9"/>
          <table:table-cell table:style-name="ce11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10-25T09:36:21.54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10-25T09:43:28.57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<text:s/>và thành[found~1 lập nước Việt Nam Dân[people chủ Cộng hòa sau[after cuộc[the tổng[total tuyển[elected~1 cử năm 1946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Sau chiến[victory~1 thắng Điện Biên Phủ năm 1954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10-26T09:02:05.18">
            <text:p>1026</text:p>
          </table:table-cell>
          <table:table-cell table:style-name="ce9"/>
          <table:table-cell table:style-name="ce11" office:value-type="string" table:number-columns-spanned="3" table:number-rows-spanned="1">
            <text:p>chiến[war~1 tranh Đông[east;indo-china~1 Dương chấm[ended~1 dứ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rong[in giai[stage đoạn[paragraph; diễn[act; ra[out; chiến tranh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 office:value-type="date" office:date-value="2021-10-27T09:33:47.160001">
            <text:p>1027</text:p>
          </table:table-cell>
          <table:table-cell table:style-name="ce9"/>
          <table:table-cell table:style-name="ce11" office:value-type="string" table:number-columns-spanned="3" table:number-rows-spanned="1">
            <text:p>Hồ Chí Minh là nhân[character~1 vật chủ[key~1 chốt trong hàng[ranks~1 ngũ lãnh[leader~1 đạo của Việt Nam Dân[people chủ[owner Cộng[republic~1 hòa ở miền[domain Bắc[north Việt Nam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Mặt[face trận[battle Dân[people;nation~1 tộc[race Giải[liberate~1 phóng miền Nam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Năm 1975, Việt Nam Dân chủ Cộng hòa chiến[won~1 thắng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1">
            <text:p>21</text:p>
          </table:table-cell>
          <table:table-cell table:style-name="ce2"/>
          <table:table-cell table:style-name="ce6" office:value-type="date" office:date-value="2021-10-30T11:52:33.860001">
            <text:p>1030</text:p>
          </table:table-cell>
          <table:table-cell table:style-name="ce9"/>
          <table:table-cell table:style-name="ce11" office:value-type="string" table:number-columns-spanned="3" table:number-rows-spanned="1">
            <text:p>hai miền Việt Nam được[get thống[unified~1 nhất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dẫn[led-to~1 đến sự[born~2 ra đời của nhà nước Cộng hòa Xã[society~1 hội chủ[ism~1 nghĩa Việt Nam vào[in năm 1976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6" office:value-type="date" office:date-value="2021-10-31T09:58:50.93">
            <text:p>1031</text:p>
          </table:table-cell>
          <table:table-cell table:style-name="ce9"/>
          <table:table-cell table:style-name="ce11" office:value-type="string" table:number-columns-spanned="3" table:number-rows-spanned="1">
            <text:p>Thành[city~1 phố Sài Gòn được[was-changed đổi tên[name-city~1 thành Thành phố Hồ Chí Minh để tôn[respect vinh[honor ông cũng[also~1 như sự[event~1 kiện này[this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rời[leave khỏi[from chính[politics~1 trường vào năm 196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6" office:value-type="date" office:date-value="2021-11-02T10:50:39.589999">
            <text:p>1102</text:p>
          </table:table-cell>
          <table:table-cell table:style-name="ce9"/>
          <table:table-cell table:style-name="ce11" office:value-type="string" table:number-columns-spanned="3" table:number-rows-spanned="1">
            <text:p>vì[ze-względów~2 lý do sức[zdrowotnych~1 khỏe rồi[potem-minął~2 qua đời[życie vào năm 1969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Ngoài[out hoạt[działalności~2 động chính[politycznej~2 trị, Hồ Chí Minh cũng[także là nhà[pisarz~1 văn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3T10:45:31.82">
            <text:p>1103 <text:s/>104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3T10:45:31.82">
            <text:p>1103 <text:s/>1045</text:p>
          </table:table-cell>
          <table:table-cell table:style-name="ce7" table:formula="of:=NOW()" office:value-type="date" office:date-value="2021-11-03T10:45:31.82">
            <text:p>1103 <text:s/>104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3T10:45:31.82">
            <text:p>1103 <text:s/>104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1" office:value-type="string">
            <text:p>អាហារ / ឃ្លាន / ញ៉ាំ / ផឹក / ទឹក</text:p>
          </table:table-cell>
          <table:table-cell table:style-name="ce12" office:value-type="string">
            <text:p>aa3-haee3 / k6-len3 / niam3 / pa_k3 / ta_k3</text:p>
          </table:table-cell>
          <table:table-cell table:style-name="ce12" office:value-type="string">
            <text:p>food / hungry / eat / drink / water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2"/>
          <table:table-cell table:style-name="ce12" office:value-type="string">
            <text:p>it was monday, the eleventh of october, the first day of the week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دوشنبه بود، يازدهم ماه اکتبر، اولين روز هفته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<text:span text:style-name="T3">w : </text:span><text:span text:style-name="T3"><text:a xlink:href="https://youtu.be/K8mbMJ4S-RU?t=1219">https://youtu.be/K8mbMJ4S-RU?t=1219</text:a></text:span></text:p>
            <text:p><text:span text:style-name="T3">y : </text:span><text:span text:style-name="T3"><text:a xlink:href="https://youtu.be/K8mbMJ4S-RU?t=1244">https://youtu.be/K8mbMJ4S-RU?t=1244</text:a></text:span></text:p>
            <text:p><text:span text:style-name="T3">z : </text:span><text:span text:style-name="T3"><text:a xlink:href="https://youtu.be/K8mbMJ4S-RU?t=1272">https://youtu.be/K8mbMJ4S-RU?t=1272</text:a></text:span></text:p>
            <text:p><text:span text:style-name="T3">nz : </text:span><text:span text:style-name="T3"><text:a xlink:href="https://youtu.be/K8mbMJ4S-RU?t=1299">https://youtu.be/K8mbMJ4S-RU?t=1299</text:a></text:span></text:p>
          </table:table-cell>
          <table:table-cell table:style-name="ce12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ربعاء، الثالث عشر من تشرين، الأسبوع الثالث، الشهر العاشر.</text:p>
          </table:table-cell>
          <table:table-cell table:style-name="ce12"/>
          <table:table-cell table:style-name="ce12" office:value-type="string">
            <text:p>it was wednesday, the thirteenth of october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چهارشنبه بود، سيزدهم ماه اکتبر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2"/>
          <table:table-cell table:style-name="ce14" office:value-type="string">
            <text:p>https://www.kpedia.jp/w/13622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679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551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نسبت تغيير جمعيت</text:p>
            <text:p>در بخش تاکاتسو افزايش طبيعی</text:p>
          </table:table-cell>
          <table:table-cell table:style-name="ce12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2"/>
          <table:table-cell table:style-name="ce14" office:value-type="string">
            <text:p>C:\WORKS_2\shortcuts_docs\log-session_JVE_41_economics_12_watching.log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4T13:29:34.45">
            <text:p>102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도착한 때 모두 아직 내려와 않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2) 마시지는 옹벽 앞에서 했지만, 그 후 크로가 평평자리 쪽으로 가고 싶은 모습을 했어서, 나도 걷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dwudziesty czwar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cząłem wydmuchać. &lt;2&gt; ale, dziąsło boli jeszcze, i ząb boli, też. &lt;3&gt; przez trzy lub cztery minuty wydmuchałem. &lt;4&gt; ale poyrm, przestałem wydmuchać. (2) Przestałem sesję, całkowi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牙齿痛。也有发烧。测量体温。37.1。（2）打电话给我家附近的医生，告诉他我有发烧，在考虑接受检查。（3）她，接受我电话的医院工作人，说，来。（4）去了医院，接受检查。结果是，阴性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невни'к : (1) Я получи'л статические данные с&lt;s&gt; веб&lt;v`ep&gt;-сайта правительства го'&lt;go&gt;рода Кавасак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09:34:24.42">
            <text:p>1025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다시 게단 앞의 지상에 처음부터 있었다. (2) 미케도 왔다. 계단 남 쪽의 한 나무까지. (3) 마사지. 몇 일 전에서 마사지 방법을 바꾸어있다. &lt;2&gt; 이번엔 두 마리 동시로 하고있었지만, 지금은 한 번에 한 마리씩 하도록하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dwudziesty czwarty października, czwarty tydzień, ostatni dzień tygodnia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wydmuchałem przez chwilę. (2) ale potem, ząb nadal boli. więc przerwałem sesję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1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tego, zacząłem wydmuchać na shakuhachi, japońskim bambusowym fle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52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所谓变分法。（2）首先，指定基本函数f。第二，指定别的某个函数h。设定微小量ε。（3）第三，设立泛函g=f+εh。（4）第四，导数dg/dε。（5）最后，解微分方程dg/dε=0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3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аше подсознание[unconscious знает, кто вы. (2) не спра'шивай[ask, кем[who вы хотите быть; спрашивай, кто вы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9276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6T09:01:34.74">
            <text:p>1026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`평평 자리` 를 지나갈 무렵 내리고왔다. (2) 이어, 미케도. (3) 다시 차례로 마사지. (4) 이 번은 크로가 미케에게 싸움을 할 때 미케도 반격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dwudziesty piątek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dziąsło jeszcze boli. &lt;2&gt; stosunkowo, mniej niż wcześniej. &lt;3&gt; jednak, dość bolesna, z przyzwoitym kwocie bola. &lt;4&gt; więc, jak dla dźwięków `dai-kan`-u, nie wydmuchałem ich dużo. &lt;5&gt; tylko, dwa lub trzy raz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shino, znowu, próbowałem wydmuchać shaku. (2) ale, nie czułem się usatysfakcjonowany. (3) to tak, jakbyś próbował oczyścić rurkę. &lt;2&gt; ale, nie możesz całkowicie usunąć brudu w nim. &lt;3&gt; I, wiesz t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学习欧拉－拉格朗日方程。该方程的导出方法。（2）以前也几次阅读过关于该方程的文件。不理解。（3）这次，终于，理解到了。（4）设立一条泛函，则，y=f+εη(x)。（5）目标就是，探索到y内的一条函数f的形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'йте меси'ть[knead мы'сли. (2) давайте продолжа'ть[continue ду'мать[think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8755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7T10:01:29.94">
            <text:p>1027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c : <text:a xlink:href="https://youtu.be/I6AjEWP-vTY?t=58">https://youtu.be/I6AjEWP-vTY?t=58</text:a></text:p>
            <text:p>q : <text:a xlink:href="https://youtu.be/I6AjEWP-vTY?t=96">https://youtu.be/I6AjEWP-vTY?t=96</text:a></text:p>
            <text:p>x : <text:a xlink:href="https://youtu.be/I6AjEWP-vTY?t=133">https://youtu.be/I6AjEWP-vTY?t=133</text:a></text:p>
          </table:table-cell>
          <table:table-cell table:style-name="ce23" office:value-type="string" table:number-columns-spanned="2" table:number-rows-spanned="1">
            <text:p><text:span text:style-name="T4">nc : </text:span><text:span text:style-name="T4"><text:a xlink:href="https://youtu.be/I6AjEWP-vTY?t=175">https://youtu.be/I6AjEWP-vTY?t=175</text:a></text:span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이 번엔 방치 오두막 앞까지 오고 있었다. &lt;2&gt; 좀 `뒹굴`. &lt;3&gt; 하지만, 미케가 울기 시작했기 때문에 크로를 잡고 평평자리로 달렸다. (2) 그 장소에서 마사지를 했지만, 크로는 좀 후 옹벽으로 돌아가고 버렸다. &lt;2&gt; 어쩔 수 없이 미케를 안아하고 나도 옹벽으로 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wudziesty szóst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&lt;2&gt; najpierw, ćwiczenie dla przejścia od `kan` do `o-tu`. &lt;3&gt; sekwencja kilku nut, <text:s/>której użyłem do tego ćwiczenia. Na podstawie tej sekwencji, skomponowałem krótką frazę. &lt;4&gt; Nagrywałem tą kompozycję na moim telefonie komórkow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用欧拉－拉格朗日方程，寻找所谓`最速降线`。（2）导出来的方程，就是被称为`摆线`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2" table:number-rows-spanned="1">
            <text:p>изба'вь&lt;f`&gt;тесь[get-rid-of от идеи[idea стать[become профе'ссором. =&gt; Я никогда не думал об этой идее како'е-то время.</text:p>
          </table:table-cell>
          <table:covered-table-cell table:style-name="ce12"/>
          <table:table-cell table:style-name="ce12" office:value-type="string">
            <text:p>大学の教授職に就く、という考えから、逃げろ。＝＞思ったことないよ、ここしばらくの間。</text:p>
          </table:table-cell>
          <table:table-cell table:style-name="ce14" office:value-type="string" table:number-columns-spanned="3" table:number-rows-spanned="1">
            <text:p>http://benfranklin.chips.jp/cake_apps/Cake_IFM11/images/view/48511</text:p>
          </table:table-cell>
          <table:covered-table-cell table:style-name="Default"/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0T11:33:27.88">
            <text:p>1030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<text:span text:style-name="T4">c : </text:span><text:span text:style-name="T4"><text:a xlink:href="https://youtu.be/I6AjEWP-vTY?t=175">https://youtu.be/I6AjEWP-vTY?t=175</text:a></text:span></text:p>
            <text:p><text:span text:style-name="T4">gc : </text:span><text:span text:style-name="T4"><text:a xlink:href="https://youtu.be/I6AjEWP-vTY?t=229">https://youtu.be/I6AjEWP-vTY?t=229</text:a></text:span></text:p>
            <text:p><text:span text:style-name="T4">ngc : </text:span><text:span text:style-name="T4"><text:a xlink:href="https://youtu.be/I6AjEWP-vTY?t=271">https://youtu.be/I6AjEWP-vTY?t=271</text:a></text:span></text:p>
            <text:p><text:span text:style-name="T4">ch : </text:span><text:span text:style-name="T4"><text:a xlink:href="https://youtu.be/I6AjEWP-vTY?t=295">https://youtu.be/I6AjEWP-vTY?t=295</text:a></text:span></text:p>
          </table:table-cell>
          <table:table-cell table:style-name="ce12" office:value-type="string" table:number-columns-spanned="2" table:number-rows-spanned="1">
            <text:p>nq : <text:a xlink:href="https://youtu.be/I6AjEWP-vTY?t=330">https://youtu.be/I6AjEWP-vTY?t=330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-1</text:p>
          </table:table-cell>
          <table:table-cell table:style-name="ce11" office:value-type="string" table:number-columns-spanned="3" table:number-rows-spanned="1">
            <text:p>-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평평자리에 도착할 무렵 왔다. &lt;2&gt; 미케는 이어. (2) 마사지. 다시, 진행 방법은, 한 번 한 마리씩. &lt;2&gt; 또, 전 번에도 했던 것이자만, 마사지를 시작할 때, 먼저, 뒷다리의 왼쪽 다리의 뿌리를 가볍게 두드린다. 두 번. &lt;3&gt; 이러그로, 그들에게 `시작하겠어요` 라고 전한다. (3) 그리고, 종료할 땐, 이 번엔 같은 부분을 한 번만 두드린다. &lt;2&gt; 이러그로, `종료이겠어.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ziewią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grałem dwie melodie, właściwie. &lt;2&gt; tytuły były, `sakura` i `kodźio-no-cuki`(księżyc nad stolicą). (2) miałem też sesję w ciągu 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71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出去做工作。回家时间，大概五分前五钟。（2）我试着开始数学。身体觉得不太舒服，微稍重。所以，我选择，先有小睡。（3）当我醒过来时，时间到了五点四十五。（4）放弃做数学的念头，开始准备吹竹笛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1T09:38:07.11">
            <text:p>1031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운동장에서 아이들이 몇 명놀고 있었다. 따라서 계단 옆이 아니라, 운동장 중앙을 통해 옹벽으로 갔다. (2) 크로가 내려왔다. 이어 미케도. (3) 크로는 마사지 도중에서 스스로 떠나, 옹벽으로 돌아갔다. (4) 다시, 전 회와 같이 마사지 시작할 때 뒷다리를 두드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trzydziesty października, ostatni dzień tego tygodni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melodia. pierwszy raz, użwając zakresy `dai-kan`-u, zagrałem melodię muzyki festiwalowej. (2) dźwięki `dai-kan`-u. metody wydmuchania. &lt;1&gt; najpierw, wydmuchasz dźwięk tego `dai-kan`-u, ktróre używa dziurów od czwartej do szóstej. &lt;2&gt; ten dźwięk wychodzi dość łatwo. &lt;3&gt; podążając za tym, wydmuchasz `cztery-pełny`, tzn., dźwięk, który zakrywa dziurów <text:s/>od czwartej prosto do siódm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关于一件级数。法国的数学家傅[fu4里叶，他所发现的级数。表示式就是，(-1)^k/(2k+1)*cos(...) （2）在这件表示式中，cos的部分。想知道的事，在级数中的各个单项。（3）两个相邻的单项，就是说，(-1)^k/(...)和(-1)^(k+1)/(...)的两个。（4）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1" office:value-type="string" table:number-columns-spanned="3" table:number-rows-spanned="1">
            <text:p>这些两个单项们，他们互相的比率，到底是如何？（5）把k项作为分子，把k+1作为分母。做这样，被造出来的分数。它的价值，多少？多余1吗？（6）如果多于1，那就，这件级数的总和，要发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автор Ацутане Хирата. Я снова начал читать его работы.</text:p>
          </table:table-cell>
          <table:covered-table-cell table:number-columns-repeated="2" table:style-name="ce12"/>
          <table:table-cell table:style-name="ce24" office:value-type="string">
            <text:p>http://benfranklin.chips.jp/cake_apps/Cake_IFM11/images/index_2/page:4?filter_memo=tome&amp;sort=file_name&amp;direction=desc&amp;RBs_AND_OR_Memo=AND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1T08:59:25.700001">
            <text:p>110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옹벽에 도착할 무렵 크로 그리고 미케가 내려왔다. (2) 마사지 때, 다시, 두 회 두드리기, 한 두드리기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trzydziesty pierwsz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grałem kilka klipów. (2) `dai-kan`. wychodzili łatwo. &lt;2&gt; mogłem zwrócić uwagę na melodię, którą komponowałem w tej chwili, a także na dmuchanie sam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有向集合。这个集合。三者关系被定义。（2）就是说，设定a,b∈X。（3）在这个集合里，某个元素c∈X存在。而且这个c有和a与b关系，就是，a&lt;=c,b&lt;=c。（4）这样的元素们之间的关系被定义，成为`有向集合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Я хочу знать о христиа'нстве, существова'вшем в регио'не Ближнего&lt;va&gt; Восто'ка, а не о христианстве ра'звитом в европе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511">http://benfranklin.chips.jp/cake_apps/Cake_IFM11/images/view/4851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2T09:06:59.91">
            <text:p>1102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계단 근처. &lt;2&gt; 미케는 달려왔다. (2) 마사지. 두 한 번 두드리기, 같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pierwszy listopada, pierwszy tydzień, jedo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używając dźwięków `dai-kan`-u, zagrałem impro. było zabaw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88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圆周运动。位置矢量m1与速度矢量m2。这些两个矢量，他们互相正交。(f1)（2）m1与加速度矢量m3。这套矢量们，他们则互相相反。(f2) （3）加速度与位置，面向相反而方向一样。位置与速度，正如先所说，互相正交。所以，加速度与速度，这两个矢量，他们互相正交。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89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йте делать уче'&lt;jo&gt;ный. слово, это `делать`, а не `стань`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431">http://benfranklin.chips.jp/cake_apps/Cake_IFM11/images/view/4843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3T08:47:05.86">
            <text:p>1103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북 쪽의 나무 아래서. &lt;2&gt; 미케는 그 때 거의 평평자리까지 오고 있었다. (2) 미케도 최근 보통게 `뒹굴`을 한다. &lt;2&gt; 달콤함으로 `뒹굴`할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rugi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9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wychodzą jaśne, łatwo. &lt;2&gt; mięsień ust, nie napięty[tens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9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速度矢量v-&gt;。该矢量的旋度 ∇x(v-&gt;)。（2）对于该速度矢量，把这个旋度矢量乘下去。产生(∇x(v-&gt;))x(v-&gt;) （3）如果该物体在圆周运动的话，上述的新矢量的大小，是该物体的加速度的二倍。（4）面向，就是和加速度的那个则一样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table:formula="of:=[.B9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не оста'вляй любви'. абсолю'тно.</text:p>
            <text:p>Я сча'&lt;sha&gt;стлив&lt;f&gt;, только тогда, когда занима'юсь[practice иссле'дования`ми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5?filter_memo=tome&amp;sort=file_name&amp;direction=desc&amp;RBs_AND_OR_Memo=AND">http://benfranklin.chips.jp/cake_apps/Cake_IFM11/images/index_2/page:5?filter_memo=tome&amp;sort=file_name&amp;direction=desc&amp;RBs_AND_OR_Memo=AND</text:a></text:p>
            <text:p><text:a xlink:href="http://benfranklin.chips.jp/cake_apps/Cake_IFM11/images/view/48170">http://benfranklin.chips.jp/cake_apps/Cake_IFM11/images/view/48170</text:a></text:p>
            <text:p><text:a xlink:href="http://benfranklin.chips.jp/cake_apps/Cake_IFM11/images/view/47912">http://benfranklin.chips.jp/cake_apps/Cake_IFM11/images/view/47912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3T10:45:32.2">
            <text:p>1103 <text:s/>104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3T10:45:32.2">
            <text:p>1103 <text:s/>1045</text:p>
          </table:table-cell>
          <table:table-cell table:style-name="ce7" table:formula="of:=NOW()" office:value-type="date" office:date-value="2021-11-03T10:45:32.2">
            <text:p>1103 <text:s/>104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3T10:45:32.2">
            <text:p>1103 <text:s/>104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default-cell-style-name="ce3"/>
        <table:table-column table:style-name="co16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1" table:default-cell-style-name="ce3"/>
        <table:table-row table:style-name="ro32">
          <table:table-cell table:style-name="ce25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33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buy. to buy. necessary. / I buy. she buys. we buy. / I want to buy. I need to buy.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28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what? / what do I buy? / what did I buy? / what do I need to buy? / what do I want to buy? / 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28">
            <text:p>1103 <text:s/>10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shop. store. supermarket. / I go to the store. / name. the name of the store. / how often. often. how often do you go?</text:p>
          </table:table-cell>
          <table:table-cell table:style-name="ce27"/>
          <table:table-cell table:style-name="ce28" office:value-type="string">
            <text:p>store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28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often. how often? / go. do you go? you. / I go. I go to the shop. I go to the shop often.</text:p>
          </table:table-cell>
          <table:table-cell table:style-name="ce27"/>
          <table:table-cell table:style-name="ce28" office:value-type="string">
            <text:p>go out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28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you. you go / I go / they go / he goes</text:p>
          </table:table-cell>
          <table:table-cell table:style-name="ce27"/>
          <table:table-cell table:style-name="ce28" office:value-type="string">
            <text:p>go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28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I drink / water / I drink water / you drink water / they drink water / he drinks water</text:p>
          </table:table-cell>
          <table:table-cell table:style-name="ce27"/>
          <table:table-cell table:style-name="ce28" office:value-type="string">
            <text:p>drin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28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this / that / what? / who? / what is this? / what is that?</text:p>
          </table:table-cell>
          <table:table-cell table:style-name="ce27"/>
          <table:table-cell table:style-name="ce28" office:value-type="string">
            <text:p>as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29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6" office:value-type="string">
            <text:p>here / there / I go / I go there / you go / you go ther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29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6" office:value-type="string">
            <text:p>help / I need / your help / I need your help</text:p>
          </table:table-cell>
          <table:table-cell table:style-name="ce27"/>
          <table:table-cell table:style-name="ce28" office:value-type="string">
            <text:p>help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29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6" office:value-type="string">
            <text:p>injury / pain / you have pain / you got injured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29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6" office:value-type="string">
            <text:p>food / I eat / he eats / I eat food / you eat food / you ate <text:s/>food / already / not yet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29">
            <text:p>1103 <text:s/>10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7"/>
          <table:table-cell table:style-name="ce28" office:value-type="string">
            <text:p>walk,run / mode</text:p>
          </table:table-cell>
          <table:table-cell table:style-name="ce28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聞く。書く。見る。知る。分かる。　=&gt;　を使った、文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笛。竹。造る。竹で造る。竹で作った笛。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">
            <text:p>1103 <text:s/>1045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6" office:value-type="string">
            <text:p>頭から、血が出ています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6" office:value-type="string">
            <text:p>何時から始まるか、知っていますか。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眠いですか。疲れていま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1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何時に終わるか、知っていますか。午後４時に、終わり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1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今日はとても暑いです。少し休みましょう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1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とても暑いです。 / I drink water very much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1">
            <text:p>1103 <text:s/>10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1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、風が吹いている。とても寒いです。雨が降る。雨が降るかも知れませ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1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雲がない。とても暑いです。/ 熱中症。水を飲み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1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風が吹いている。風が吹いていない。どっちですか？</text:p>
          </table:table-cell>
          <table:table-cell table:style-name="ce27"/>
          <table:table-cell table:style-name="ce28" office:value-type="string">
            <text:p>A or B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1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6" office:value-type="string">
            <text:p>he got injured. / he needs help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1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6" office:value-type="string">
            <text:p>指を怪我しました。肩を壁にぶつけました。足を角材にぶつけまし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2">
            <text:p>1103 <text:s/>10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6" office:value-type="string">
            <text:p>can you hold his arm? / please hold his body. / can you move these wood boards away for me? I want to make <text:s/>a space for him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2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喉が渇きました。水は、どこで飲めますか？水を飲む場所はありますか？水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2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you go forward. / you turn to the left. / and, you turn to the right / there is a toilet. / someone is using it now.</text:p>
          </table:table-cell>
          <table:table-cell table:style-name="ce27"/>
          <table:table-cell table:style-name="ce28" office:value-type="string">
            <text:p>direc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2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6" office:value-type="string">
            <text:p>ここに穴があります。危ないです。板を置きま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2">
            <text:p>1103 <text:s/>10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head is bleeding? where did he hit his head, when? / how did he fall on the floor? / how did you come here. train, car?</text:p>
          </table:table-cell>
          <table:table-cell table:style-name="ce27"/>
          <table:table-cell table:style-name="ce28" office:value-type="string">
            <text:p>reason, method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2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nose is bleeding? / because an iron rod fell on his nose </text:p>
          </table:table-cell>
          <table:table-cell table:style-name="ce27"/>
          <table:table-cell table:style-name="ce28" office:value-type="string">
            <text:p>reaso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2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it really happened? / he fell down on the floor. it is slippery.</text:p>
          </table:table-cell>
          <table:table-cell table:style-name="ce27"/>
          <table:table-cell table:style-name="ce28" office:value-type="string">
            <text:p>“reall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2">
            <text:p>1103 <text:s/>10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e says he wants to have a rest. / he says he is not feeling well. / he says he wants to sit down on the floor. / how does he feel?</text:p>
          </table:table-cell>
          <table:table-cell table:style-name="ce27"/>
          <table:table-cell table:style-name="ce28" office:value-type="string">
            <text:p>“sa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3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is mouth got swollen. he hit his mouth on the iron bar.</text:p>
          </table:table-cell>
          <table:table-cell table:style-name="ce27"/>
          <table:table-cell table:style-name="ce28" office:value-type="string">
            <text:p>body par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3">
            <text:p>1103 <text:s/>104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腕から血が流れている。脚から血が流れている。 / 彼は、下の階へ落ち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3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ここには、ロープが張られていない。落ちます。危険で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3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それはとても重いです。動かさなくていいです。後で、皆で動かしましょう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3">
            <text:p>1103 <text:s/>104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6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4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6" office:value-type="string">
            <text:p>２階から、３階へ、上がってもらえますか？そこで、壁を叩いてください。</text:p>
          </table:table-cell>
          <table:table-cell table:style-name="ce27"/>
          <table:table-cell table:style-name="ce28" office:value-type="string">
            <text:p>移動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4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6" office:value-type="string">
            <text:p>it is good. you are doing well. please do it. please continue it. / please do it again.</text:p>
          </table:table-cell>
          <table:table-cell table:style-name="ce27"/>
          <table:table-cell table:style-name="ce28" office:value-type="string">
            <text:p>良い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4">
            <text:p>1103 <text:s/>10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6" office:value-type="string">
            <text:p>can you hold this chord for me for a while? / I want to got to the toilet. / can you have this backet for me? I want to pour water into it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4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6" office:value-type="string">
            <text:p>水を出す筒。水。筒。彼は、水を出します。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4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6" office:value-type="string">
            <text:p>柱と、柱の周りに、水をかけてください。梁に、水をかけてください。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4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6" office:value-type="string">
            <text:p>たばこ。タバコを吸いますか？どこでタバコを吸えますか？タバコを吸う場所。喫煙所。</text:p>
          </table:table-cell>
          <table:table-cell table:style-name="ce27"/>
          <table:table-cell table:style-name="ce28" office:value-type="string">
            <text:p>things:tobacco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5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6" office:value-type="string">
            <text:p>休憩。時間。時刻。休憩の時間。あるいは、タバコを吸いますか？そして、水を飲みますか？</text:p>
          </table:table-cell>
          <table:table-cell table:style-name="ce27"/>
          <table:table-cell table:style-name="ce28" office:value-type="string">
            <text:p>syntax : and, 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5">
            <text:p>1103 <text:s/>10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6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7"/>
          <table:table-cell table:style-name="ce28" office:value-type="string">
            <text:p>word : もう、すで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5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バケツに水を入れていください。ブラシ。ブラシで、鉄筋を、洗ってください。</text:p>
          </table:table-cell>
          <table:table-cell table:style-name="ce27"/>
          <table:table-cell table:style-name="ce28" office:value-type="string">
            <text:p>作業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5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疲れましたか？暑いですか？１０分ぐらい、やすんでください。私が、代わりに、やります。</text:p>
          </table:table-cell>
          <table:table-cell table:style-name="ce27"/>
          <table:table-cell table:style-name="ce28" office:value-type="string">
            <text:p>健康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6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6" office:value-type="string">
            <text:p>do you know where the stairs are? / stairs / the stairs are on the other side / this sid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6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6" office:value-type="string">
            <text:p>I have a hat. / you have a hat / did you buy that hat in japan?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6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6" office:value-type="string">
            <text:p>I am hungry / I didn't eat breakfast. / I want to eat. / I have some food.</text:p>
          </table:table-cell>
          <table:table-cell table:style-name="ce27"/>
          <table:table-cell table:style-name="ce28" office:value-type="string">
            <text:p>action : 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6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6" office:value-type="string">
            <text:p>a big hat / a small hat / the sun light / it comes / the sun light comes / the sun light doesn't come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6">
            <text:p>1103 <text:s/>10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6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6">
            <text:p>1103 <text:s/>10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6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7"/>
          <table:table-cell table:style-name="ce28" office:value-type="string">
            <text:p>bucke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6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6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7">
            <text:p>1103 <text:s/>104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6" office:value-type="string">
            <text:p>この板は、とても重いです。手では、運べません。運べないでしょう。 / 一輪車を、探し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7">
            <text:p>1103 <text:s/>1045</text:p>
          </table:table-cell>
          <table:table-cell table:number-columns-repeated="1011"/>
        </table:table-row>
        <table:table-row table:style-name="ro43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8">
            <text:p>1103 <text:s/>104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8">
            <text:p>1103 <text:s/>10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9">
            <text:p>1103 <text:s/>10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9">
            <text:p>1103 <text:s/>104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39">
            <text:p>1103 <text:s/>10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7"/>
          <table:table-cell table:style-name="ce28" office:value-type="string">
            <text:p>weath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">
            <text:p>1103 <text:s/>104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">
            <text:p>1103 <text:s/>104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風。吹く。風が吹く。 / もし風が吹いたら。涼しい。涼しくなる。涼しくなるだろう。</text:p>
          </table:table-cell>
          <table:table-cell table:style-name="ce27"/>
          <table:table-cell table:style-name="ce28" office:value-type="string">
            <text:p>condi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7"/>
          <table:table-cell table:style-name="ce28" office:value-type="string">
            <text:p>week,month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1">
            <text:p>1103 <text:s/>10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1">
            <text:p>1103 <text:s/>10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7"/>
          <table:table-cell table:style-name="ce28" office:value-type="string">
            <text:p>lab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1">
            <text:p>1103 <text:s/>10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2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呼吸。苦しい。感じる。 / 呼吸が苦しい。 / 胸。痛い。胸が痛い。 / 腹。腹が痛い。</text:p>
          </table:table-cell>
          <table:table-cell table:style-name="ce27"/>
          <table:table-cell table:style-name="ce28" office:value-type="string">
            <text:p>medical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2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3">
            <text:p>1103 <text:s/>1045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7"/>
          <table:table-cell table:style-name="ce28" office:value-type="string">
            <text:p>シャベ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3">
            <text:p>1103 <text:s/>104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6" office:value-type="string">
            <text:p>氷。冷やす。冷たい。水で冷やす。 / 置く。首。首に置く。首に氷を置く。</text:p>
          </table:table-cell>
          <table:table-cell table:style-name="ce27"/>
          <table:table-cell table:style-name="ce28" office:value-type="string">
            <text:p>冷やす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3">
            <text:p>1103 <text:s/>104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6" office:value-type="string">
            <text:p>気温。高い。今日は、気温が高いです。/ 飲む。飲み物。食べる。食べ物。</text:p>
          </table:table-cell>
          <table:table-cell table:style-name="ce27"/>
          <table:table-cell table:style-name="ce28" office:value-type="string">
            <text:p>気温；飲む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4">
            <text:p>1103 <text:s/>1045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6" office:value-type="string">
            <text:p>hot / temperature / high, low / temperature is high / I want / I need / temperature is low / I want the temperature to be low.</text:p>
          </table:table-cell>
          <table:table-cell table:style-name="ce27"/>
          <table:table-cell table:style-name="ce28" office:value-type="string">
            <text:p>気温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4">
            <text:p>1103 <text:s/>1045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6" office:value-type="string">
            <text:p>消しゴム以外に、何を売っていますか？</text:p>
          </table:table-cell>
          <table:table-cell table:style-name="ce27" office:value-type="date" office:date-value="2021-04-29T16:41:16.94">
            <text:p>0429</text:p>
          </table:table-cell>
          <table:table-cell table:style-name="ce28" table:number-columns-repeated="2"/>
          <table:table-cell table:style-name="ce6" office:value-type="date" office:date-value="2021-03-25T13:08:31.82">
            <text:p>0325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4">
            <text:p>1103 <text:s/>1045</text:p>
          </table:table-cell>
          <table:table-cell table:number-columns-repeated="1011"/>
        </table:table-row>
        <table:table-row table:style-name="ro39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6" office:value-type="string">
            <text:p>昨日は、ぐっすりと眠りました。それなのに、今朝は眠いのです。</text:p>
          </table:table-cell>
          <table:table-cell table:style-name="ce27" office:value-type="date" office:date-value="2021-05-01T10:24:21.49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4">
            <text:p>1103 <text:s/>1045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部屋の中は暑くて、とても寝ていられません。</text:p>
          </table:table-cell>
          <table:table-cell table:style-name="ce27" office:value-type="date" office:date-value="2021-05-01T10:43:01.47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4">
            <text:p>1103 <text:s/>1045</text:p>
          </table:table-cell>
          <table:table-cell table:number-columns-repeated="1011"/>
        </table:table-row>
        <table:table-row table:style-name="ro39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5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6" office:value-type="string">
            <text:p>私は公園へ行く時、自転車を使います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5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6" office:value-type="string">
            <text:p>落花生が好き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5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6" office:value-type="string">
            <text:p>傷の手当ての、新しい方法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5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水を飲みたいですか。何か食べたいで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5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お腹が空いていますか。食事は、何時に食べました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5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あなたの名前はなんですか？ / 日本には、いつ来たのですか？</text:p>
          </table:table-cell>
          <table:table-cell table:style-name="ce27"/>
          <table:table-cell table:style-name="ce28" office:value-type="string">
            <text:p>nam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5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は、いつ来たのですか？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6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来て、どのくらい経ち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6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how do you come here? do you use railway?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6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see you again. / have a nice day. / take care. / thank you for your help toda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6">
            <text:p>1103 <text:s/>1045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6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6">
            <text:p>1103 <text:s/>104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ネジを回すための道具。持っていますか？/ ネジ。回す。道具。持っている。</text:p>
          </table:table-cell>
          <table:table-cell table:style-name="ce27"/>
          <table:table-cell table:style-name="ce29" office:value-type="string">
            <text:p>have ; 도구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6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I like peanuts</text:p>
          </table:table-cell>
          <table:table-cell table:style-name="ce27"/>
          <table:table-cell table:style-name="ce29" office:value-type="string">
            <text:p>lik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7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coconut milk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7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the sound of flute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7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do not like creaking sound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7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6" office:value-type="string">
            <text:p>上の階へ行きます。下の階から来ました。階段はありますか？まっすぐ行って、左側にあり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7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6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7">
            <text:p>1103 <text:s/>1045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8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病院に行きます。救急車を呼び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8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it takes another 2 hours. / I am sorr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8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頭を動かす。 / 顔を出す。 / 眼が見えない。 / 鼻が痛い。 / 口から泡が出る。/ 熱中症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9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お金を持っていますか？いくら持っていますか？財布を落としました。財布を拾いました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9">
            <text:p>1103 <text:s/>1045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休みの日。何をしま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9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6" office:value-type="string">
            <text:p>it is not good. it is bad. please don't do it. please stop it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9">
            <text:p>1103 <text:s/>104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6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49">
            <text:p>1103 <text:s/>1045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6" office:value-type="string">
            <text:p>食中毒です。今朝、何を食べましたか？何を飲みましたか？ / レタスを食べまし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6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6" office:value-type="string">
            <text:p>ここで、壁を叩いてください。この作業をすると、疲れます。ご苦労様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1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6" office:value-type="string">
            <text:p>朝は、何時から始まりますか？午後は、何時から始めますか？夕方は、何時に終わり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1">
            <text:p>1103 <text:s/>1045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6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1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6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7"/>
          <table:table-cell table:style-name="ce28" office:value-type="string">
            <text:p>schedule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2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6" office:value-type="string">
            <text:p>rest / I rest / you rest / tired / I am tired / you are tired / he is tired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2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6" office:value-type="string">
            <text:p>hello. / thank you / good bye / good morning</text:p>
          </table:table-cell>
          <table:table-cell table:style-name="ce27"/>
          <table:table-cell table:style-name="ce28"/>
          <table:table-cell table:style-name="ce28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2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6" office:value-type="string">
            <text:p>help / I need / your help / I need your help</text:p>
            <text:p>injury / pain / you have pain / you got injure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2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6" office:value-type="string">
            <text:p>water / I drink / you drink / thirsty / I eat / we eat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2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6" office:value-type="string">
            <text:p>blood / blood on your face / blood on your arm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2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6" office:value-type="string">
            <text:p>he cut his leg / he cut his fingers / he cut his hea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3">
            <text:p>1103 <text:s/>1045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6" office:value-type="string">
            <text:p>blood / face / your face / arm / your arm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3">
            <text:p>1103 <text:s/>1045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6" office:value-type="string">
            <text:p>a box / to carry / to carry a box / he carries a box / he was carrying a box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3">
            <text:p>1103 <text:s/>1045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3">
            <text:p>1103 <text:s/>1045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3">
            <text:p>1103 <text:s/>1045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3">
            <text:p>1103 <text:s/>1045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3">
            <text:p>1103 <text:s/>1045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3">
            <text:p>1103 <text:s/>1045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3">
            <text:p>1103 <text:s/>1045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3">
            <text:p>1103 <text:s/>1045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3">
            <text:p>1103 <text:s/>1045</text:p>
          </table:table-cell>
          <table:table-cell table:number-columns-repeated="1011"/>
        </table:table-row>
        <table:table-row table:style-name="ro44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3T10:45:32.53">
            <text:p>1103 <text:s/>1045</text:p>
          </table:table-cell>
          <table:table-cell table:number-columns-repeated="1011"/>
        </table:table-row>
        <table:table-row table:style-name="ro45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1-03T10:45:32.53">
            <text:p>1103 <text:s/>1045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1-03T10:45:32.53">
            <text:p>2021/11/3 10:45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3T10:45:32.53">
            <text:p>1103 <text:s/>1045</text:p>
          </table:table-cell>
          <table:table-cell table:style-name="ce7" table:formula="of:=NOW()" office:value-type="date" office:date-value="2021-11-03T10:45:32.53">
            <text:p>1103 <text:s/>1045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1-03T10:45:32.53">
            <text:p>1103 <text:s/>104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33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3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33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33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3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33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45">
          <table:table-cell table:number-columns-repeated="11"/>
          <table:table-cell table:style-name="ce7"/>
          <table:table-cell table:number-columns-repeated="1012"/>
        </table:table-row>
        <table:table-row table:style-name="ro33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33" table:number-rows-repeated="1048397">
          <table:table-cell table:number-columns-repeated="1024"/>
        </table:table-row>
        <table:table-row table:style-name="ro33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2021/11/03</text:date>, <text:time>10:45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03T10:45:30.76</dc:date>
    <dc:creator>iwabuchi ken</dc:creator>
    <meta:editing-duration>P8DT21H21M28S</meta:editing-duration>
    <meta:editing-cycles>1324</meta:editing-cycles>
    <meta:generator>OpenOffice/4.1.3$Win32 OpenOffice.org_project/413m1$Build-9783</meta:generator>
    <meta:document-statistic meta:table-count="7" meta:cell-count="1855" meta:object-count="0"/>
  </office:meta>
</office:document-meta>
</file>